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paragraph-properties fo:text-align="justify" style:justify-single-word="false"/>
    </style:style>
    <style:style style:name="P3" style:family="paragraph" style:parent-style-name="Header">
      <style:paragraph-properties>
        <style:tab-stops>
          <style:tab-stop style:position="8.5cm" style:type="center"/>
          <style:tab-stop style:position="17cm" style:type="right"/>
        </style:tab-stops>
      </style:paragraph-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Nous sommes 6 lycéens et étudiants, membres du club de robotique de la MJC d’Ermont. Nous avons depuis l'année dernière entrepris la conception d'un ballon stratosphérique avec le soutien de Planète Sciences. Le lâcher devrait avoir lieu en juin.</text:p>
      <text:p text:style-name="P2"><text:s/><text:tab/>Notre expérience principale est l'étude du vol d'un planeur à très haute altitude : 25 km. La nacelle embarquera un planeur passif en polystyrène, ultra-léger, ainsi qu'une camera type gopro. Le but de cette expérience est de vérifier que le planeur se comporte de la même manière à haute altitude et à basse altitude.</text:p>
      <text:p text:style-name="P2"><text:tab/>Nous avons donc intégré une petite caméra à la nacelle, afin de pouvoir observer l'attitude de l'avion lors du lâcher mais également profiter de la vue depuis la stratosphère. Cependant, l'autonomie de cette caméra n'étant pas suffisante, nous avons choisi d'allonger son autonomie en ajoutant une batterie externe pour smartphone. </text:p>
      <text:p text:style-name="P2"><text:tab/>Pouvons-nous avoir une dérogation pour embarquer ce genre de batterie, de technologie Lithium-ion ?</text:p>
      <text:p text:style-name="P2"><text:tab/>Est-ce qu'une dérogation est nécessaire pour le lâcher du planeur ?</text:p>
      <text:p text:style-name="Text_20_body"/>
      <text:p text:style-name="P1">Cordial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cm" style:type="right"/>
        </style:tab-stops>
      </style:paragraph-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5T15:29:52</meta:creation-date>
    <dc:date>2013-05-25T16:54:02</dc:date>
    <meta:editing-duration>PT1H8M59S</meta:editing-duration>
    <meta:editing-cycles>5</meta:editing-cycles>
    <meta:generator>LibreOffice/3.5$Linux_x86 LibreOffice_project/350m1$Build-2</meta:generator>
    <meta:document-statistic meta:table-count="0" meta:image-count="0" meta:object-count="0" meta:page-count="1" meta:paragraph-count="7" meta:word-count="169" meta:character-count="1081" meta:non-whitespace-character-count="910"/>
  </office:meta>
</office:document-meta>
</file>